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3846in"/>
    </style:style>
    <style:style style:name="co3" style:family="table-column">
      <style:table-column-properties fo:break-before="auto" style:column-width="2.2299in"/>
    </style:style>
    <style:style style:name="co4" style:family="table-column">
      <style:table-column-properties fo:break-before="auto" style:column-width="2.2862in"/>
    </style:style>
    <style:style style:name="co5" style:family="table-column">
      <style:table-column-properties fo:break-before="auto" style:column-width="1.6819in"/>
    </style:style>
    <style:style style:name="co7" style:family="table-column">
      <style:table-column-properties fo:break-before="auto" style:column-width="1.7465in"/>
    </style:style>
    <style:style style:name="ro11" style:family="table-row">
      <style:table-row-properties style:row-height="0.1665in" fo:break-before="auto" style:use-optimal-row-height="true"/>
    </style:style>
    <style:style style:name="ro2" style:family="table-row">
      <style:table-row-properties style:row-height="0.2335in" fo:break-before="auto" style:use-optimal-row-height="true"/>
    </style:style>
    <style:style style:name="ro3" style:family="table-row">
      <style:table-row-properties style:row-height="0.95in" fo:break-before="auto" style:use-optimal-row-height="true"/>
    </style:style>
    <style:style style:name="ro4" style:family="table-row">
      <style:table-row-properties style:row-height="0.8953in" fo:break-before="auto" style:use-optimal-row-height="true"/>
    </style:style>
    <style:style style:name="ro5" style:family="table-row">
      <style:table-row-properties style:row-height="0.7484in" fo:break-before="auto" style:use-optimal-row-height="true"/>
    </style:style>
    <style:style style:name="ro6" style:family="table-row">
      <style:table-row-properties style:row-height="0.3283in" fo:break-before="auto" style:use-optimal-row-height="true"/>
    </style:style>
    <style:style style:name="ro7" style:family="table-row">
      <style:table-row-properties style:row-height="0.6028in" fo:break-before="auto" style:use-optimal-row-height="true"/>
    </style:style>
    <style:style style:name="ro8" style:family="table-row">
      <style:table-row-properties style:row-height="1.2602in" fo:break-before="auto" style:use-optimal-row-height="true"/>
    </style:style>
    <style:style style:name="ro9" style:family="table-row">
      <style:table-row-properties style:row-height="1.0417in" fo:break-before="auto" style:use-optimal-row-height="true"/>
    </style:style>
    <style:style style:name="ro10" style:family="table-row">
      <style:table-row-properties style:row-height="0.6398in" fo:break-before="auto" style:use-optimal-row-height="true"/>
    </style:style>
    <style:style style:name="ro12" style:family="table-row">
      <style:table-row-properties style:row-height="0.4563in" fo:break-before="auto" style:use-optimal-row-height="true"/>
    </style:style>
    <style:style style:name="ro13" style:family="table-row">
      <style:table-row-properties style:row-height="0.79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7" table:default-cell-style-name="ce2"/>
        <table:table-column table:style-name="co6" table:number-columns-repeated="1019" table:default-cell-style-name="ce2"/>
        <table:table-row table:style-name="ro2">
          <table:table-cell table:style-name="ce1" office:value-type="string">
            <text:p>Artist</text:p>
          </table:table-cell>
          <table:table-cell table:style-name="ce1" office:value-type="string">
            <text:p>Painting Title</text:p>
          </table:table-cell>
          <table:table-cell table:style-name="ce1" office:value-type="string">
            <text:p>Description</text:p>
          </table:table-cell>
          <table:table-cell table:style-name="ce1" office:value-type="string">
            <text:p>Image Link</text:p>
          </table:table-cell>
          <table:table-cell table:style-name="ce1" office:value-type="string">
            <text:p>Description Link</text:p>
          </table:table-cell>
          <table:table-cell table:style-name="ce1" table:number-columns-repeated="1019"/>
        </table:table-row>
        <table:table-row table:style-name="ro3">
          <table:table-cell office:value-type="string">
            <text:p>Edvard Munch</text:p>
          </table:table-cell>
          <table:table-cell office:value-type="string">
            <text:p>The Scream</text:p>
          </table:table-cell>
          <table:table-cell office:value-type="string">
            <text:p>The Scream is the popular name given to each of four versions of a composition, created as both paintings and pastels, by the Expressionist artist Edvard Munch between 1893 and 1910.</text:p>
          </table:table-cell>
          <table:table-cell office:value-type="string">
            <text:p><text:a xlink:href="https://commons.wikimedia.org/wiki/File:The_Scream.jpg">the scream image</text:a></text:p>
          </table:table-cell>
          <table:table-cell office:value-type="string">
            <text:p><text:a xlink:href="https://www.google.com/search?q=the+scream&amp;rlz=1C5CHFA_enUS702US702&amp;oq=the+scream&amp;aqs=chrome.0.69i59j0l5.1814j0j4&amp;sourceid=chrome&amp;ie=UTF-8">The Scream Description</text:a></text:p>
          </table:table-cell>
          <table:table-cell table:number-columns-repeated="1019"/>
        </table:table-row>
        <table:table-row table:style-name="ro4">
          <table:table-cell office:value-type="string">
            <text:p>Edward Hopper</text:p>
          </table:table-cell>
          <table:table-cell office:value-type="string">
            <text:p>Nighthawks</text:p>
          </table:table-cell>
          <table:table-cell table:style-name="ce3" office:value-type="string">
            <text:p>Nighthawks is a 1942 oil on canvas painting by Edward Hopper that portrays people in a downtown diner late at night. It is Hopper's most famous work, and is one of the most recognizable paintings in American art.</text:p>
          </table:table-cell>
          <table:table-cell office:value-type="string">
            <text:p><text:a xlink:href="https://commons.wikimedia.org/wiki/File:Nighthawks_by_Edward_Hopper_1942.jpg">Nighthawks image</text:a></text:p>
          </table:table-cell>
          <table:table-cell office:value-type="string">
            <text:p><text:a xlink:href="https://www.google.com/search?q=nighthawks&amp;rlz=1C5CHFA_enUS702US702&amp;oq=nighthawks&amp;aqs=chrome..69i57j69i59j0l4.4302j0j9&amp;sourceid=chrome&amp;ie=UTF-8">Nighthawks Description</text:a></text:p>
          </table:table-cell>
          <table:table-cell table:number-columns-repeated="1019"/>
        </table:table-row>
        <table:table-row table:style-name="ro5">
          <table:table-cell office:value-type="string">
            <text:p>Georges Seurat</text:p>
          </table:table-cell>
          <table:table-cell office:value-type="string">
            <text:p>A Sunday Afternoon On The Island Of La Grande Jatte</text:p>
          </table:table-cell>
          <table:table-cell table:style-name="ce3" office:value-type="string">
            <text:p>A Sunday Afternoon on the Island of La Grande Jatte painted in 1884, is one of Georges Seurat's most famous works, and is an example of pointillism. </text:p>
          </table:table-cell>
          <table:table-cell office:value-type="string">
            <text:p><text:a xlink:href="https://commons.wikimedia.org/wiki/File:Georges_Seurat_-_A_Sunday_on_La_Grande_Jatte_--_1884_-_Google_Art_Project.jpg">Sunday Afternoon image</text:a></text:p>
          </table:table-cell>
          <table:table-cell office:value-type="string">
            <text:p><text:a xlink:href="https://www.google.com/search?q=a+sunday+afternoon+on+the+island+of+la+grande+jatte&amp;rlz=1C5CHFA_enUS702US702&amp;oq=a+sunday+af&amp;aqs=chrome.0.0j69i57j0l4.6134j0j4&amp;sourceid=chrome&amp;ie=UTF-8">Sunday Afternoon description</text:a></text:p>
          </table:table-cell>
          <table:table-cell table:number-columns-repeated="1019"/>
        </table:table-row>
        <table:table-row table:style-name="ro6">
          <table:table-cell office:value-type="string">
            <text:p>Grant Wood</text:p>
          </table:table-cell>
          <table:table-cell office:value-type="string">
            <text:p>American Gothic</text:p>
          </table:table-cell>
          <table:table-cell office:value-type="string">
            <text:p>American Gothic is a 1930 oil painting by Grant Wood. </text:p>
          </table:table-cell>
          <table:table-cell office:value-type="string">
            <text:p><text:a xlink:href="https://commons.wikimedia.org/wiki/File:Grant_Wood_-_American_Gothic_-_Google_Art_Project.jpg">American Gothic Image</text:a></text:p>
          </table:table-cell>
          <table:table-cell office:value-type="string">
            <text:p><text:a xlink:href="https://en.wikipedia.org/wiki/American_Gothic">American Gothic description</text:a></text:p>
          </table:table-cell>
          <table:table-cell table:number-columns-repeated="1019"/>
        </table:table-row>
        <table:table-row table:style-name="ro4">
          <table:table-cell office:value-type="string">
            <text:p>Gustav Klimt</text:p>
          </table:table-cell>
          <table:table-cell office:value-type="string">
            <text:p>The Kiss</text:p>
          </table:table-cell>
          <table:table-cell table:style-name="ce3" office:value-type="string">
            <text:p>The Kiss was painted by the Austrian Symbolist painter Gustav Klimt between 1907 and 1908, the highpoint of his "Golden Period", when he painted a number of works in a similar gilded style.</text:p>
          </table:table-cell>
          <table:table-cell office:value-type="string">
            <text:p><text:a xlink:href="https://commons.wikimedia.org/wiki/File:The_Kiss_-_Gustav_Klimt_-_Google_Cultural_Institute.jpg">The Kiss Image</text:a></text:p>
          </table:table-cell>
          <table:table-cell office:value-type="string">
            <text:p><text:a xlink:href="../The%20Kiss%20was%20painted%20by%20the%20Austrian%20Symbolist%20painter%20Gustav%20Klimt%20between%201907%20and%201908,%20the%20highpoint%20of%20his%20%22Golden%20Period%22,%20when%20he%20painted%20a%20number%20of%20works%20in%20a%20similar%20gilded%20style.">The Kiss Description</text:a></text:p>
          </table:table-cell>
          <table:table-cell table:number-columns-repeated="1019"/>
        </table:table-row>
        <table:table-row table:style-name="ro7">
          <table:table-cell office:value-type="string">
            <text:p>Johannes Vermeer</text:p>
          </table:table-cell>
          <table:table-cell office:value-type="string">
            <text:p>Girl With A Pearl Earring</text:p>
          </table:table-cell>
          <table:table-cell table:style-name="ce3" office:value-type="string">
            <text:p>Girl with a Pearl Earring is a 1665 oil painting by Dutch painter Johannes Vermeer. It is a tronie of a girl with a headscarf and a pearl earring. </text:p>
          </table:table-cell>
          <table:table-cell office:value-type="string">
            <text:p><text:a xlink:href="https://commons.wikimedia.org/wiki/File:Meisje_met_de_parel.jpg">Girl with earring image</text:a></text:p>
          </table:table-cell>
          <table:table-cell office:value-type="string">
            <text:p><text:a xlink:href="https://en.wikipedia.org/wiki/Girl_with_a_Pearl_Earring">Girl with earring description</text:a></text:p>
          </table:table-cell>
          <table:table-cell table:number-columns-repeated="1019"/>
        </table:table-row>
        <table:table-row table:style-name="ro8">
          <table:table-cell office:value-type="string">
            <text:p>Leonardo da Vinci </text:p>
          </table:table-cell>
          <table:table-cell office:value-type="string">
            <text:p>Mona Lisa</text:p>
          </table:table-cell>
          <table:table-cell office:value-type="string">
            <text:p>The Mona Lisa is a half-length portrait of a woman by the Italian Renaissance artist Leonardo da Vinci, which has been acclaimed as “the best known, the most visited, the most written about, the most sung about, the most parodied work of art in the world”.</text:p>
          </table:table-cell>
          <table:table-cell office:value-type="string">
            <text:p><text:a xlink:href="https://commons.wikimedia.org/wiki/File:Mona_Lisa,_by_Leonardo_da_Vinci,_from_C2RMF_retouched.jpg">Mona Lisa Image</text:a></text:p>
          </table:table-cell>
          <table:table-cell office:value-type="string">
            <text:p><text:a xlink:href="https://en.wikipedia.org/wiki/Mona_Lisa">Mona Lisa Description</text:a></text:p>
          </table:table-cell>
          <table:table-cell table:number-columns-repeated="1019"/>
        </table:table-row>
        <table:table-row table:style-name="ro5">
          <table:table-cell office:value-type="string">
            <text:p>Leonardo da Vinci </text:p>
          </table:table-cell>
          <table:table-cell office:value-type="string">
            <text:p>The Last Supper</text:p>
          </table:table-cell>
          <table:table-cell table:style-name="ce3" office:value-type="string">
            <text:p>The Last Supper is a late 15th-century mural painting by Leonardo da Vinci in the refectory of the Convent of Santa Maria delle Grazie, Milan. It is one of the world's most famous paintings.</text:p>
          </table:table-cell>
          <table:table-cell office:value-type="string">
            <text:p><text:a xlink:href="https://commons.wikimedia.org/wiki/File:Última_Cena_-_Da_Vinci_5.jpg">Last Supper image</text:a></text:p>
          </table:table-cell>
          <table:table-cell office:value-type="string">
            <text:p><text:a xlink:href="https://www.google.com/search?q=the+last+supper&amp;rlz=1C5CHFA_enUS702US702&amp;oq=the+last+supper&amp;aqs=chrome.0.0l6.2158j0j4&amp;sourceid=chrome&amp;ie=UTF-8">Last Supper description</text:a></text:p>
          </table:table-cell>
          <table:table-cell table:number-columns-repeated="1019"/>
        </table:table-row>
        <table:table-row table:style-name="ro9">
          <table:table-cell office:value-type="string">
            <text:p>Max Ernst</text:p>
          </table:table-cell>
          <table:table-cell office:value-type="string">
            <text:p>The Elephant Celebes</text:p>
          </table:table-cell>
          <table:table-cell table:style-name="ce3" office:value-type="string">
            <text:p>The Elephant Celebes is a 1921 painting by the German Dadaist and surrealist Max Ernst. It is among the most famous of Ernst's early surrealist works and "undoubtedly the first masterpiece of Surrealist painting in the de Chirico tradition."</text:p>
          </table:table-cell>
          <table:table-cell office:value-type="string">
            <text:p><text:a xlink:href="https://upload.wikimedia.org/wikipedia/en/2/2b/The_Elephant_Celebes.jpg">The Elephant Celebes Image</text:a></text:p>
          </table:table-cell>
          <table:table-cell office:value-type="string">
            <text:p><text:a xlink:href="https://www.google.com/search?q=the+elephant+celebes&amp;rlz=1C5CHFA_enUS702US702&amp;oq=the+ele&amp;aqs=chrome.0.0l2j69i57j0l3.1520j0j4&amp;sourceid=chrome&amp;ie=UTF-8">The Elephant Celebes Description</text:a></text:p>
          </table:table-cell>
          <table:table-cell table:number-columns-repeated="1019"/>
        </table:table-row>
        <table:table-row table:style-name="ro7">
          <table:table-cell office:value-type="string">
            <text:p>Michelangelo</text:p>
          </table:table-cell>
          <table:table-cell office:value-type="string">
            <text:p>The Creation of Adam</text:p>
          </table:table-cell>
          <table:table-cell table:style-name="ce3" office:value-type="string">
            <text:p>The Creation of Adam is a fresco painting by Michelangelo, which forms part of the Sistine Chapel's ceiling, painted c. 1508–1512.</text:p>
          </table:table-cell>
          <table:table-cell office:value-type="string">
            <text:p><text:a xlink:href="https://commons.wikimedia.org/wiki/File:Creación_de_Adán_(Miguel_Ángel).jpg">Creation of Adam image</text:a></text:p>
          </table:table-cell>
          <table:table-cell office:value-type="string">
            <text:p><text:a xlink:href="https://www.google.com/search?q=the+creation+of+adam&amp;rlz=1C5CHFA_enUS702US702&amp;oq=the+crea&amp;aqs=chrome.0.69i59j0j69i57j0l3.1366j0j4&amp;sourceid=chrome&amp;ie=UTF-8">Creation of Adam description</text:a></text:p>
          </table:table-cell>
          <table:table-cell table:number-columns-repeated="1019"/>
        </table:table-row>
        <table:table-row table:style-name="ro4">
          <table:table-cell office:value-type="string">
            <text:p>Pablo Picasso</text:p>
          </table:table-cell>
          <table:table-cell office:value-type="string">
            <text:p>The Old Guitarist</text:p>
          </table:table-cell>
          <table:table-cell table:style-name="ce3" office:value-type="string">
            <text:p>The Old Guitarist is an oil painting by Pablo Picasso created late 1903 – early 1904. It depicts an old, blind, haggard man with threadbare clothing weakly hunched over his guitar, playing in the streets of Barcelona, Spain. </text:p>
          </table:table-cell>
          <table:table-cell office:value-type="string">
            <text:p><text:a xlink:href="https://en.wikipedia.org/wiki/File:Old_guitarist_chicago.jpg">The Old Guitarist Image</text:a></text:p>
          </table:table-cell>
          <table:table-cell office:value-type="string">
            <text:p><text:a xlink:href="https://www.google.com/search?q=the+old+guitarist&amp;rlz=1C5CHFA_enUS702US702&amp;oq=the+old+guitarti&amp;aqs=chrome.1.69i57j0l5.4774j0j4&amp;sourceid=chrome&amp;ie=UTF-8">Old Guitarist Description</text:a></text:p>
          </table:table-cell>
          <table:table-cell table:number-columns-repeated="1019"/>
        </table:table-row>
        <table:table-row table:style-name="ro10">
          <table:table-cell office:value-type="string">
            <text:p>Raphael</text:p>
          </table:table-cell>
          <table:table-cell office:value-type="string">
            <text:p>The School Of Athens</text:p>
          </table:table-cell>
          <table:table-cell office:value-type="string">
            <text:p>The School Of Athens is one of the most famous frescoes by the Italian Renaissance artist Raphael. It was painted between 1509 and 1511.</text:p>
          </table:table-cell>
          <table:table-cell office:value-type="string">
            <text:p><text:a xlink:href="https://commons.wikimedia.org/wiki/File:Sanzio_01.jpg">School of Athens image</text:a></text:p>
          </table:table-cell>
          <table:table-cell office:value-type="string">
            <text:p><text:a xlink:href="https://en.wikipedia.org/wiki/The_School_of_Athens">School Of Athens Description</text:a></text:p>
          </table:table-cell>
          <table:table-cell table:number-columns-repeated="1019"/>
        </table:table-row>
        <table:table-row table:style-name="ro7">
          <table:table-cell office:value-type="string">
            <text:p>René Magritte</text:p>
          </table:table-cell>
          <table:table-cell office:value-type="string">
            <text:p>The Son Of Man</text:p>
          </table:table-cell>
          <table:table-cell table:style-name="ce3" office:value-type="string">
            <text:p>The Son of Man is a 1964 painting by the Belgian surrealist painter René Magritte. Magritte painted it as a self-portrait.</text:p>
          </table:table-cell>
          <table:table-cell office:value-type="string">
            <text:p><text:a xlink:href="http://www.renemagritte.org/images/paintings/son-of-man.jpg">Son Of Man Image</text:a></text:p>
          </table:table-cell>
          <table:table-cell office:value-type="string">
            <text:p><text:a xlink:href="https://www.google.com/search?q=the+son+of+man&amp;rlz=1C5CHFA_enUS702US702&amp;oq=the+son+of+man&amp;aqs=chrome..69i57j0l5.2175j0j7&amp;sourceid=chrome&amp;ie=UTF-8">Son of Man Description</text:a></text:p>
          </table:table-cell>
          <table:table-cell table:number-columns-repeated="1019"/>
        </table:table-row>
        <table:table-row table:style-name="ro12">
          <table:table-cell office:value-type="string">
            <text:p>Salvador Dali</text:p>
          </table:table-cell>
          <table:table-cell office:value-type="string">
            <text:p>The Persistence Of Memory</text:p>
          </table:table-cell>
          <table:table-cell table:style-name="ce3" office:value-type="string">
            <text:p>The Persistence of Memory is a 1931 painting by artist Salvador Dalí, and is one of his most recognizable works.</text:p>
          </table:table-cell>
          <table:table-cell office:value-type="string">
            <text:p><text:a xlink:href="https://uploads6.wikiart.org/images/salvador-dali/the-persistence-of-memory-1931.jpg!Large.jpg">Persistence of Memory image</text:a></text:p>
          </table:table-cell>
          <table:table-cell office:value-type="string">
            <text:p><text:a xlink:href="https://www.google.com/search?q=the+persistence+of+memory&amp;rlz=1C5CHFA_enUS702US702&amp;oq=the+per&amp;aqs=chrome.1.69i57j69i59j0l4.2366j0j4&amp;sourceid=chrome&amp;ie=UTF-8">Persistence of Memory description</text:a></text:p>
          </table:table-cell>
          <table:table-cell table:number-columns-repeated="1019"/>
        </table:table-row>
        <table:table-row table:style-name="ro5">
          <table:table-cell office:value-type="string">
            <text:p>Vincent van Gogh</text:p>
          </table:table-cell>
          <table:table-cell office:value-type="string">
            <text:p>The Starry Night</text:p>
          </table:table-cell>
          <table:table-cell table:style-name="ce3" office:value-type="string">
            <text:p>The Starry Night is an oil on canvas by the Dutch post-impressionist painter Vincent van Gogh. Painted in June 1889, it depicts the view from the east-facing window of his asylum room.</text:p>
          </table:table-cell>
          <table:table-cell office:value-type="string">
            <text:p><text:a xlink:href="https://commons.wikimedia.org/wiki/File:Van_Gogh_-_Starry_Night_-_Google_Art_Project.jpg">Starry Night image</text:a></text:p>
          </table:table-cell>
          <table:table-cell office:value-type="string">
            <text:p><text:a xlink:href="https://www.google.com/search?q=the+starry+night&amp;rlz=1C5CHFA_enUS702US702&amp;oq=the+starr&amp;aqs=chrome.1.69i57j0l5.4606j0j9&amp;sourceid=chrome&amp;ie=UTF-8">Starry Night description</text:a></text:p>
          </table:table-cell>
          <table:table-cell table:number-columns-repeated="1019"/>
        </table:table-row>
        <table:table-row table:style-name="ro13">
          <table:table-cell office:value-type="string">
            <text:p>Vincent van Gogh</text:p>
          </table:table-cell>
          <table:table-cell office:value-type="string">
            <text:p>Undergrowth With Two Figures</text:p>
          </table:table-cell>
          <table:table-cell office:value-type="string">
            <text:p>Undergrowth With Two Figures is an oil painting by Vincent van Gogh. It was painted in the months between leaving the asylum and his suicide in July of 1890. </text:p>
          </table:table-cell>
          <table:table-cell office:value-type="string">
            <text:p><text:a xlink:href="https://commons.wikimedia.org/wiki/File:Vincent_van_Gogh_-_Undergrowth_with_Two_Figures_(F773).jpg">Undergrowth image</text:a></text:p>
          </table:table-cell>
          <table:table-cell office:value-type="string">
            <text:p><text:a xlink:href="https://www.google.com/culturalinstitute/beta/u/0/asset/undergrowth-with-two-figures/PgGaehoXTiERQQ">Undergrowth description</text:a></text:p>
          </table:table-cell>
          <table:table-cell table:number-columns-repeated="1019"/>
        </table:table-row>
        <table:table-row table:style-name="ro13" table:number-rows-repeated="1048558">
          <table:table-cell table:number-columns-repeated="1024"/>
        </table:table-row>
        <table:table-row table:style-name="ro13">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8">11/18/2016</text:date>, <text:time>16:12: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ize</meta:initial-creator>
    <meta:creation-date>2016-11-05T15:33:50</meta:creation-date>
    <meta:generator>OpenOffice/4.1.2$Unix OpenOffice.org_project/412m3$Build-9782</meta:generator>
    <dc:date>2016-11-18T16:12:20</dc:date>
    <dc:creator>Jason Mize</dc:creator>
    <meta:editing-duration>PT3H44M3S</meta:editing-duration>
    <meta:editing-cycles>3</meta:editing-cycles>
    <meta:document-statistic meta:table-count="3" meta:cell-count="85" meta:object-count="0"/>
    <meta:user-defined meta:name=""/>
  </office:meta>
</office:document-meta>
</file>